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is is a test document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7%"/>
      <style:text-properties fo:font-size="11pt" style:font-size-asian="11pt" style:font-size-complex="11pt" style:language-asian="en" style:country-asian="US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nathan Roe</meta:initial-creator>
    <dc:creator>Jonathan Roe</dc:creator>
    <meta:creation-date>2019-08-08T07:57:00Z</meta:creation-date>
    <dc:date>2019-08-08T07:57:00Z</dc:date>
    <meta:print-date>2019-08-08T07:57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3" meta:character-count="25" meta:row-count="1" meta:non-whitespace-character-count="23"/>
  </office:meta>
</office:document-meta>
</file>